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ur(s)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ell Typ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tart(s)</text:p>
          </table:table-cell>
          <table:table-cell office:value-type="string" calcext:value-type="string">
            <text:p>Stop(s)</text:p>
          </table:table-cell>
          <table:table-cell office:value-type="string" calcext:value-type="string">
            <text:p>dvdtThreshold</text:p>
          </table:table-cell>
          <table:table-cell office:value-type="string" calcext:value-type="string">
            <text:p>mvThreshold</text:p>
          </table:table-cell>
          <table:table-cell office:value-type="string" calcext:value-type="string">
            <text:p>refractory_ms</text:p>
          </table:table-cell>
          <table:table-cell office:value-type="string" calcext:value-type="string">
            <text:p>peakWindow_ms</text:p>
          </table:table-cell>
          <table:table-cell office:value-type="string" calcext:value-type="string">
            <text:p>halfWidthWindow_ms</text:p>
          </table:table-cell>
          <table:table-cell office:value-type="string" calcext:value-type="string">
            <text:p>spikeClipWidth_ms</text:p>
          </table:table-cell>
          <table:table-cell office:value-type="string" calcext:value-type="string">
            <text:p>onlyPeaksAbove_mV</text:p>
          </table:table-cell>
          <table:table-cell office:value-type="string" calcext:value-type="string">
            <text:p>onlyPeaksBelow_mV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ba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01_0000.abf</text:p>
          </table:table-cell>
          <table:table-cell office:value-type="float" office:value="144.5888" calcext:value-type="float">
            <text:p>144.58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79.19" calcext:value-type="float">
            <text:p>79.19</text:p>
          </table:table-cell>
          <table:table-cell office:value-type="float" office:value="143.63" calcext:value-type="float">
            <text:p>143.6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2x freq osc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07_0000.abf</text:p>
          </table:table-cell>
          <table:table-cell office:value-type="float" office:value="103.3216" calcext:value-type="float">
            <text:p>103.3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15.9" calcext:value-type="float">
            <text:p>15.9</text:p>
          </table:table-cell>
          <table:table-cell office:value-type="float" office:value="31.37" calcext:value-type="float">
            <text:p>31.37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rhyth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•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20_07_07_0000.abf</text:p>
          </table:table-cell>
          <table:table-cell office:value-type="float" office:value="103.3216" calcext:value-type="float">
            <text:p>103.3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38.68" calcext:value-type="float">
            <text:p>38.68</text:p>
          </table:table-cell>
          <table:table-cell office:value-type="float" office:value="49.27" calcext:value-type="float">
            <text:p>49.27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spik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: 2020_07_07_0000.abf sweep dur:103.322 spikes:12</text:p>
          </table:table-cell>
        </table:table-row>
        <table:table-row table:style-name="ro1">
          <table:table-cell table:number-columns-repeated="2" office:value-type="string" calcext:value-type="string">
            <text:p>•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20_07_07_0000.abf</text:p>
          </table:table-cell>
          <table:table-cell office:value-type="float" office:value="103.3216" calcext:value-type="float">
            <text:p>103.3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62.64" calcext:value-type="float">
            <text:p>62.64</text:p>
          </table:table-cell>
          <table:table-cell office:value-type="float" office:value="85.32" calcext:value-type="float">
            <text:p>85.3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os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: 2020_07_07_0000.abf sweep dur:103.322 spikes: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16_0000.abf</text:p>
          </table:table-cell>
          <table:table-cell office:value-type="float" office:value="54.0672" calcext:value-type="float">
            <text:p>54.0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19.07" calcext:value-type="float">
            <text:p>19.07</text:p>
          </table:table-cell>
          <table:table-cell office:value-type="float" office:value="53.35" calcext:value-type="float">
            <text:p>53.35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16_0001.abf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4.65" calcext:value-type="float">
            <text:p>4.65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23_0005.abf</text:p>
          </table:table-cell>
          <table:table-cell office:value-type="float" office:value="57.9072" calcext:value-type="float">
            <text:p>57.90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6.26" calcext:value-type="float">
            <text:p>26.26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rhythm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23_0005.abf</text:p>
          </table:table-cell>
          <table:table-cell office:value-type="float" office:value="57.9072" calcext:value-type="float">
            <text:p>57.90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29.98" calcext:value-type="float">
            <text:p>29.98</text:p>
          </table:table-cell>
          <table:table-cell office:value-type="float" office:value="56.07" calcext:value-type="float">
            <text:p>56.07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nois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28_0001.abf</text:p>
          </table:table-cell>
          <table:table-cell office:value-type="float" office:value="258.4064" calcext:value-type="float">
            <text:p>258.40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5.85" calcext:value-type="float">
            <text:p>5.85</text:p>
          </table:table-cell>
          <table:table-cell office:value-type="float" office:value="23.62" calcext:value-type="float">
            <text:p>23.62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spikes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28_0001.abf</text:p>
          </table:table-cell>
          <table:table-cell office:value-type="float" office:value="258.4064" calcext:value-type="float">
            <text:p>258.40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212.57" calcext:value-type="float">
            <text:p>212.57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28_0002.abf</text:p>
          </table:table-cell>
          <table:table-cell office:value-type="float" office:value="287.5392" calcext:value-type="float">
            <text:p>287.5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5.02" calcext:value-type="float">
            <text:p>5.02</text:p>
          </table:table-cell>
          <table:table-cell office:value-type="float" office:value="211.81" calcext:value-type="float">
            <text:p>211.8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7_30_0001.abf</text:p>
          </table:table-cell>
          <table:table-cell office:value-type="float" office:value="168.704" calcext:value-type="float">
            <text:p>168.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superior</text:p>
          </table:table-cell>
          <table:table-cell table:number-columns-repeated="2"/>
          <table:table-cell office:value-type="float" office:value="3.73" calcext:value-type="float">
            <text:p>3.73</text:p>
          </table:table-cell>
          <table:table-cell office:value-type="float" office:value="157.82" calcext:value-type="float">
            <text:p>157.8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08_27_0000.abf</text:p>
          </table:table-cell>
          <table:table-cell office:value-type="float" office:value="103.7824" calcext:value-type="float">
            <text:p>103.78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superior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float" office:value="99.32" calcext:value-type="float">
            <text:p>99.3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020_10_20_0000.abf</text:p>
          </table:table-cell>
          <table:table-cell office:value-type="float" office:value="50.5856" calcext:value-type="float">
            <text:p>50.58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inferior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40.09" calcext:value-type="float">
            <text:p>40.09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rror1.abf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-cell.csv</text:p>
          </table:table-cell>
          <table:table-cell office:value-type="float" office:value="35.89110156" calcext:value-type="float">
            <text:p>35.89110156</text:p>
          </table:table-cell>
          <table:table-cell office:value-type="float" office:value="9.9999999" calcext:value-type="float">
            <text:p>9.9999999</text:p>
          </table:table-cell>
          <table:table-cell office:value-type="string" calcext:value-type="string">
            <text:p>I-Clamp</text:p>
          </table:table-cell>
          <table:table-cell office:value-type="string" calcext:value-type="string">
            <text:p>no-cell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3.97" calcext:value-type="float">
            <text:p>33.97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bath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0:50:29.721959806</meta:creation-date>
    <dc:date>2021-08-26T10:51:25.758162631</dc:date>
    <meta:editing-duration>PT56S</meta:editing-duration>
    <meta:editing-cycles>1</meta:editing-cycles>
    <meta:document-statistic meta:table-count="1" meta:cell-count="208" meta:object-count="0"/>
    <meta:generator>LibreOffice/6.4.7.2$Linux_X86_64 LibreOffice_project/40$Build-2</meta:generator>
  </office:meta>
</office:document-meta>
</file>